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stroke-linejoin="round" draw:fill="solid" draw:fill-color="#4f81bd" draw:textarea-vertical-align="middle" draw:auto-grow-height="false" draw:fit-to-size="false" style:shrink-to-fit="false" fo:min-height="1.469cm" fo:min-width="3.12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3465a4" draw:marker-end="Arrow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3a5f8b" draw:stroke-linejoin="round" draw:fill="solid" draw:fill-color="#93c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stroke-linejoin="round" draw:fill="solid" draw:fill-color="#93c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stroke-linejoin="round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stroke-linejoin="round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3a5f8b" draw:stroke-linejoin="round" draw:fill="solid" draw:fill-color="#95b3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svg:stroke-width="0.053cm" draw:marker-start-width="0.279cm" draw:marker-end-width="0.279cm" draw:fill="solid" draw:fill-color="#00b050" draw:textarea-horizontal-align="justify" draw:textarea-vertical-align="middle" draw:auto-grow-height="false" fo:min-height="1.469cm" fo:min-width="2.489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draw:fill="solid" draw:fill-color="#00b050" draw:textarea-horizontal-align="justify" draw:textarea-vertical-align="middle" draw:auto-grow-height="false" fo:min-height="1.417cm" fo:min-width="2.437cm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3" style:family="paragraph">
      <loext:graphic-properties draw:fill="none"/>
      <style:paragraph-properties fo:text-align="start"/>
      <style:text-properties style:font-name="Arial1" fo:font-size="10pt" style:font-size-asian="18pt" style:font-size-complex="18pt"/>
    </style:style>
    <style:style style:name="P4" style:family="paragraph">
      <loext:graphic-properties draw:fill="solid" draw:fill-color="#93cddd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5" style:family="paragraph">
      <loext:graphic-properties draw:fill="solid" draw:fill-color="#17375e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6" style:family="paragraph">
      <loext:graphic-properties draw:fill="solid" draw:fill-color="#ff0000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7" style:family="paragraph">
      <loext:graphic-properties draw:fill="solid" draw:fill-color="#95b3d7"/>
      <style:paragraph-properties fo:margin-top="0cm" fo:margin-bottom="0cm" fo:line-height="100%" fo:text-align="center" style:font-independent-line-spacing="true"/>
      <style:text-properties style:font-name="Arial1" fo:font-size="10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b050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2" draw:style-name="gr1" draw:text-style-name="P2" xml:id="id3" draw:id="id3" draw:layer="layout" svg:width="3.81cm" svg:height="1.905cm" svg:x="9.525cm" svg:y="1.27cm">
          <text:p text:style-name="P1"><text:span text:style-name="T1">Findings</text:span></text:p>
          <text:p text:style-name="P1"><text:span text:style-name="T1"><text:s/></text:span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" draw:text-style-name="P2" xml:id="id4" draw:id="id4" draw:layer="layout" svg:width="3.81cm" svg:height="1.905cm" svg:x="9.525cm" svg:y="6.345cm">
          <text:p text:style-name="P1"><text:span text:style-name="T1">Impression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1" draw:text-style-name="P2" xml:id="id8" draw:id="id8" draw:layer="layout" svg:width="3.81cm" svg:height="1.905cm" svg:x="14.605cm" svg:y="1.27cm">
          <text:p text:style-name="P1"><text:span text:style-name="T1">Right-Breast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1" draw:text-style-name="P2" xml:id="id5" draw:id="id5" draw:layer="layout" svg:width="3.81cm" svg:height="1.905cm" svg:x="9.525cm" svg:y="10.62cm">
          <text:p text:style-name="P1"><text:span text:style-name="T1">Recommendations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3" draw:style-name="gr2" draw:text-style-name="P3" draw:layer="layout" svg:x1="16.553cm" svg:y1="10.445cm" svg:x2="19.043cm" svg:y2="10.091cm">
          <text:p/>
        </draw:line>
        <draw:custom-shape draw:name="CustomShape 15" draw:style-name="gr3" draw:text-style-name="P4" xml:id="id10" draw:id="id10" draw:layer="layout" svg:width="6.696cm" svg:height="1.341cm" svg:x="19.685cm" svg:y="0.7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6" draw:style-name="gr3" draw:text-style-name="P4" xml:id="id11" draw:id="id11" draw:layer="layout" svg:width="6.696cm" svg:height="1.341cm" svg:x="20.012cm" svg:y="1.2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4" draw:text-style-name="P4" xml:id="id12" draw:id="id12" draw:layer="layout" svg:width="6.696cm" svg:height="1.341cm" svg:x="20.385cm" svg:y="1.878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1" draw:text-style-name="P2" xml:id="id9" draw:id="id9" draw:layer="layout" svg:width="3.81cm" svg:height="1.905cm" svg:x="14.605cm" svg:y="3.81cm">
          <text:p text:style-name="P1"><text:span text:style-name="T1">Left-Breast 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3" draw:text-style-name="P4" xml:id="id13" draw:id="id13" draw:layer="layout" svg:width="6.696cm" svg:height="1.341cm" svg:x="19.72cm" svg:y="3.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3" draw:text-style-name="P4" xml:id="id14" draw:id="id14" draw:layer="layout" svg:width="6.696cm" svg:height="1.341cm" svg:x="20.12cm" svg:y="4.19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5" draw:style-name="gr4" draw:text-style-name="P4" xml:id="id15" draw:id="id15" draw:layer="layout" svg:width="6.696cm" svg:height="1.341cm" svg:x="20.52cm" svg:y="4.62cm">
          <text:p text:style-name="P1"><text:span text:style-name="T1">BreastAbnormality (Observation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9" draw:style-name="gr3" draw:text-style-name="P4" draw:layer="layout" svg:width="6.696cm" svg:height="1.341cm" svg:x="19.044cm" svg:y="6.5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0" draw:style-name="gr3" draw:text-style-name="P4" draw:layer="layout" svg:width="6.696cm" svg:height="1.341cm" svg:x="19.467cm" svg:y="7.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1" draw:style-name="gr4" draw:text-style-name="P4" draw:layer="layout" svg:width="6.696cm" svg:height="1.341cm" svg:x="19.89cm" svg:y="7.474cm">
          <text:p text:style-name="P1"><text:span text:style-name="T1">Condi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32" draw:style-name="gr2" draw:text-style-name="P3" draw:layer="layout" svg:x1="16.39cm" svg:y1="7.713cm" svg:x2="19.043cm" svg:y2="7.254cm">
          <text:p/>
        </draw:line>
        <draw:line draw:name="Line 33" draw:style-name="gr2" draw:text-style-name="P3" draw:layer="layout" svg:x1="16.39cm" svg:y1="7.713cm" svg:x2="19.466cm" svg:y2="7.678cm">
          <text:p/>
        </draw:line>
        <draw:line draw:name="Line 34" draw:style-name="gr2" draw:text-style-name="P3" draw:layer="layout" svg:x1="16.39cm" svg:y1="7.713cm" svg:x2="19.89cm" svg:y2="8.101cm">
          <text:p/>
        </draw:line>
        <draw:line draw:name="Line 35" draw:style-name="gr2" draw:text-style-name="P3" draw:layer="layout" svg:x1="16.016cm" svg:y1="7.713cm" svg:x2="19.466cm" svg:y2="7.678cm">
          <text:p/>
        </draw:line>
        <draw:custom-shape draw:name="CustomShape 37" draw:style-name="gr5" draw:text-style-name="P5" draw:layer="layout" svg:width="6.696cm" svg:height="1.341cm" svg:x="19.044cm" svg:y="9.42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8" draw:style-name="gr5" draw:text-style-name="P5" draw:layer="layout" svg:width="6.696cm" svg:height="1.341cm" svg:x="19.467cm" svg:y="9.843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9" draw:style-name="gr5" draw:text-style-name="P5" draw:layer="layout" svg:width="6.696cm" svg:height="1.341cm" svg:x="19.89cm" svg:y="10.266cm">
          <text:p text:style-name="P1"><text:span text:style-name="T1">ActionReque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0" draw:style-name="gr2" draw:text-style-name="P3" draw:layer="layout" svg:x1="16.553cm" svg:y1="10.445cm" svg:x2="19.466cm" svg:y2="10.515cm">
          <text:p/>
        </draw:line>
        <draw:line draw:name="Line 41" draw:style-name="gr2" draw:text-style-name="P3" draw:layer="layout" svg:x1="16.553cm" svg:y1="10.445cm" svg:x2="19.89cm" svg:y2="10.938cm">
          <text:p/>
        </draw:line>
        <draw:custom-shape draw:name="CustomShape 42" draw:style-name="gr1" draw:text-style-name="P2" xml:id="id6" draw:id="id6" draw:layer="layout" svg:width="3.81cm" svg:height="1.905cm" svg:x="9.525cm" svg:y="13.295cm">
          <text:p text:style-name="P1"><text:span text:style-name="T1">Patient Risk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3" draw:style-name="gr6" draw:text-style-name="P6" draw:layer="layout" svg:width="6.696cm" svg:height="1.341cm" svg:x="19.044cm" svg:y="12.21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4" draw:style-name="gr6" draw:text-style-name="P6" draw:layer="layout" svg:width="6.696cm" svg:height="1.341cm" svg:x="19.467cm" svg:y="12.633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5" draw:style-name="gr6" draw:text-style-name="P6" draw:layer="layout" svg:width="6.696cm" svg:height="1.341cm" svg:x="19.89cm" svg:y="13.056cm">
          <text:p text:style-name="P1"><text:span text:style-name="T1">Risk Observ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6" draw:style-name="gr2" draw:text-style-name="P3" draw:layer="layout" svg:x1="16.553cm" svg:y1="13.292cm" svg:x2="19.043cm" svg:y2="12.938cm">
          <text:p/>
        </draw:line>
        <draw:line draw:name="Line 47" draw:style-name="gr2" draw:text-style-name="P3" draw:layer="layout" svg:x1="16.553cm" svg:y1="13.345cm" svg:x2="19.466cm" svg:y2="13.361cm">
          <text:p/>
        </draw:line>
        <draw:line draw:name="Line 48" draw:style-name="gr2" draw:text-style-name="P3" draw:layer="layout" svg:x1="16.553cm" svg:y1="13.345cm" svg:x2="19.89cm" svg:y2="13.785cm">
          <text:p/>
        </draw:line>
        <draw:custom-shape draw:name="CustomShape 49" draw:style-name="gr1" draw:text-style-name="P2" xml:id="id7" draw:id="id7" draw:layer="layout" svg:width="3.81cm" svg:height="1.905cm" svg:x="9.525cm" svg:y="15.97cm">
          <text:p text:style-name="P1"><text:span text:style-name="T1">Prior Studies</text:span></text:p>
          <text:p text:style-name="P1"><text:span text:style-name="T1">Sec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0" draw:style-name="gr7" draw:text-style-name="P7" draw:layer="layout" svg:width="6.696cm" svg:height="1.341cm" svg:x="19.044cm" svg:y="14.968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1" draw:style-name="gr7" draw:text-style-name="P7" draw:layer="layout" svg:width="6.696cm" svg:height="1.341cm" svg:x="19.467cm" svg:y="15.391cm">
          <text:p text:style-name="P1"><text:span text:style-name="T1">Recomendati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2" draw:style-name="gr7" draw:text-style-name="P7" draw:layer="layout" svg:width="6.696cm" svg:height="1.341cm" svg:x="19.89cm" svg:y="15.815cm">
          <text:p text:style-name="P1"><text:span text:style-name="T1">BreastRadiologyRepor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3" draw:style-name="gr2" draw:text-style-name="P3" draw:layer="layout" svg:x1="16.553cm" svg:y1="16.05cm" svg:x2="19.043cm" svg:y2="15.696cm">
          <text:p/>
        </draw:line>
        <draw:line draw:name="Line 54" draw:style-name="gr2" draw:text-style-name="P3" draw:layer="layout" svg:x1="16.553cm" svg:y1="16.103cm" svg:x2="19.466cm" svg:y2="16.12cm">
          <text:p/>
        </draw:line>
        <draw:line draw:name="Line 55" draw:style-name="gr2" draw:text-style-name="P3" draw:layer="layout" svg:x1="16.553cm" svg:y1="16.103cm" svg:x2="19.89cm" svg:y2="16.543cm">
          <text:p/>
        </draw:line>
        <draw:custom-shape draw:style-name="gr8" draw:text-style-name="P9" xml:id="id1" draw:id="id1" draw:layer="layout" svg:width="3.175cm" svg:height="1.905cm" svg:x="0.571cm" svg:y="1.27cm">
          <text:p text:style-name="P8"><text:span text:style-name="T1">Breast Radiology Re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2" draw:id="id2" draw:layer="layout" svg:width="3.175cm" svg:height="1.905cm" svg:x="5.072cm" svg:y="1.27cm">
          <text:p text:style-name="P8"><text:span text:style-name="T1">Breast Radiology Obse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svg:x1="3.746cm" svg:y1="2.222cm" svg:x2="5.072cm" svg:y2="2.222cm" draw:start-shape="id1" draw:end-shape="id2" draw:end-glue-point="3" svg:d="M3746 2222h1326" svg:viewBox="0 0 1327 1">
          <text:p/>
        </draw:connector>
        <draw:connector draw:style-name="gr10" draw:text-style-name="P10" draw:layer="layout" svg:x1="8.247cm" svg:y1="2.222cm" svg:x2="9.525cm" svg:y2="2.222cm" draw:start-shape="id2" draw:start-glue-point="1" draw:end-shape="id3" draw:end-glue-point="3" svg:d="M8247 2222h1278" svg:viewBox="0 0 1279 1">
          <text:p/>
        </draw:connector>
        <draw:connector draw:style-name="gr10" draw:text-style-name="P10" draw:layer="layout" svg:x1="8.247cm" svg:y1="2.222cm" svg:x2="9.525cm" svg:y2="7.297cm" draw:start-shape="id2" draw:start-glue-point="1" draw:end-shape="id4" svg:d="M8247 2222h635v5075h643" svg:viewBox="0 0 1279 5076">
          <text:p/>
        </draw:connector>
        <draw:connector draw:style-name="gr10" draw:text-style-name="P10" draw:layer="layout" svg:x1="8.247cm" svg:y1="2.222cm" svg:x2="9.525cm" svg:y2="11.572cm" draw:start-shape="id2" draw:start-glue-point="1" draw:end-shape="id5" svg:d="M8247 2222h635v9350h643" svg:viewBox="0 0 1279 9351">
          <text:p/>
        </draw:connector>
        <draw:connector draw:style-name="gr10" draw:text-style-name="P10" draw:layer="layout" svg:x1="8.247cm" svg:y1="2.222cm" svg:x2="9.525cm" svg:y2="14.247cm" draw:start-shape="id2" draw:start-glue-point="1" draw:end-shape="id6" svg:d="M8247 2222h635v12025h643" svg:viewBox="0 0 1279 12026">
          <text:p/>
        </draw:connector>
        <draw:connector draw:style-name="gr10" draw:text-style-name="P10" draw:layer="layout" svg:x1="8.247cm" svg:y1="2.222cm" svg:x2="9.525cm" svg:y2="16.922cm" draw:start-shape="id2" draw:start-glue-point="1" draw:end-shape="id7" svg:d="M8247 2222h635v14700h643" svg:viewBox="0 0 1279 14701">
          <text:p/>
        </draw:connector>
        <draw:connector draw:style-name="gr10" draw:text-style-name="P10" draw:layer="layout" svg:x1="13.335cm" svg:y1="2.222cm" svg:x2="14.605cm" svg:y2="2.222cm" draw:start-shape="id3" draw:start-glue-point="1" draw:end-shape="id8" draw:end-glue-point="3" svg:d="M13335 2222h1270" svg:viewBox="0 0 1271 1">
          <text:p/>
        </draw:connector>
        <draw:connector draw:style-name="gr10" draw:text-style-name="P10" draw:layer="layout" svg:x1="13.335cm" svg:y1="2.222cm" svg:x2="14.605cm" svg:y2="4.762cm" draw:start-shape="id3" draw:start-glue-point="1" draw:end-shape="id9" svg:d="M13335 2222h636v2540h634" svg:viewBox="0 0 1271 2541">
          <text:p/>
        </draw:connector>
        <draw:connector draw:style-name="gr10" draw:text-style-name="P10" draw:layer="layout" svg:x1="18.415cm" svg:y1="2.222cm" svg:x2="19.685cm" svg:y2="1.432cm" draw:start-shape="id8" draw:end-shape="id10" draw:end-glue-point="3" svg:d="M18415 2222h636v-790h634" svg:viewBox="0 0 1271 791">
          <text:p/>
        </draw:connector>
        <draw:connector draw:style-name="gr10" draw:text-style-name="P10" draw:layer="layout" svg:x1="18.415cm" svg:y1="2.222cm" svg:x2="20.012cm" svg:y2="1.94cm" draw:start-shape="id8" draw:start-glue-point="1" draw:end-shape="id11" svg:d="M18415 2222h799v-282h798" svg:viewBox="0 0 1598 283">
          <text:p/>
        </draw:connector>
        <draw:connector draw:style-name="gr10" draw:text-style-name="P10" draw:layer="layout" svg:x1="18.415cm" svg:y1="2.222cm" svg:x2="20.385cm" svg:y2="2.548cm" draw:start-shape="id8" draw:start-glue-point="1" draw:end-shape="id12" draw:end-glue-point="3" svg:d="M18415 2222h986v326h984" svg:viewBox="0 0 1971 327">
          <text:p/>
        </draw:connector>
        <draw:connector draw:style-name="gr10" draw:text-style-name="P10" draw:layer="layout" svg:x1="18.415cm" svg:y1="4.762cm" svg:x2="19.72cm" svg:y2="4.48cm" draw:start-shape="id9" draw:start-glue-point="1" draw:end-shape="id13" draw:end-glue-point="3" svg:d="M18415 4762h653v-282h652" svg:viewBox="0 0 1306 283">
          <text:p/>
        </draw:connector>
        <draw:connector draw:style-name="gr10" draw:text-style-name="P10" draw:layer="layout" svg:x1="18.415cm" svg:y1="4.762cm" svg:x2="20.12cm" svg:y2="4.861cm" draw:start-shape="id9" draw:start-glue-point="1" draw:end-shape="id14" svg:d="M18415 4762h853v99h852" svg:viewBox="0 0 1706 100">
          <text:p/>
        </draw:connector>
        <draw:connector draw:style-name="gr10" draw:text-style-name="P10" draw:layer="layout" svg:x1="18.415cm" svg:y1="4.762cm" svg:x2="20.52cm" svg:y2="5.29cm" draw:start-shape="id9" draw:start-glue-point="1" draw:end-shape="id15" draw:end-glue-point="3" svg:d="M18415 4762h1053v528h1052" svg:viewBox="0 0 2106 529">
          <text:p/>
        </draw:connecto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5cm" svg:stroke-color="#c1cd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18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.212cm" fo:line-height="100%" fo:text-align="end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1cd2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Verdana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line draw:name="Line 3" draw:style-name="Mgr3" draw:text-style-name="MP5" draw:layer="backgroundobjects" svg:x1="1.712cm" svg:y1="3.452cm" svg:x2="32.925cm" svg:y2="3.452cm">
        <text:p/>
      </draw:line>
      <draw:line draw:name="Line 6" draw:style-name="Mgr3" draw:text-style-name="MP5" draw:layer="backgroundobjects" svg:x1="1.712cm" svg:y1="3.452cm" svg:x2="32.925cm" svg:y2="3.452cm">
        <text:p/>
      </draw:line>
      <draw:custom-shape draw:name="CustomShape 7" draw:style-name="Mgr4" draw:text-style-name="MP7" draw:layer="backgroundobjects" svg:width="5.939cm" svg:height="0.672cm" svg:x="27.631cm" svg:y="0.178cm">
        <text:p text:style-name="MP6"><text:span text:style-name="MT2">|</text:span><text:span text:style-name="MT3"> </text:span><text:span text:style-name="MT4"><text:page-number>1</text:page-number></text:span><text:span text:style-name="MT3"><text:s/></text:span><text:span text:style-name="MT2">|</text:span><text:span text:style-name="MT5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8" draw:layer="backgroundobjects" svg:width="30.689cm" svg:height="0.711cm" svg:x="2.223cm" svg:y="3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5" draw:text-style-name="MP8" draw:layer="backgroundobjects" svg:width="31.641cm" svg:height="0.677cm" svg:x="1.27cm" svg:y="3.2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54:49</meta:creation-date>
    <meta:initial-creator>Sayer, Sam</meta:initial-creator>
    <dc:language>en-US</dc:language>
    <dc:date>2019-10-06T11:41:09.643000000</dc:date>
    <meta:editing-cycles>46</meta:editing-cycles>
    <dc:title>PowerPoint Presentation</dc:title>
    <meta:editing-duration>PT19H30M16S</meta:editing-duration>
    <meta:generator>LibreOffice/6.0.5.2$Windows_X86_64 LibreOffice_project/54c8cbb85f300ac59db32fe8a675ff7683cd5a16</meta:generator>
    <meta:document-statistic meta:object-count="79"/>
    <meta:user-defined meta:name="AppVersion">16.0000</meta:user-defined>
    <meta:user-defined meta:name="ContentTypeId">0x010100823A99C636F7423283FB0D200866C613006A70A4ABEB15784988AC30215BC57DD8</meta:user-defined>
    <meta:user-defined meta:name="Date0" meta:value-type="date">2017-01-01T05:00:00</meta:user-defined>
    <meta:user-defined meta:name="Document Category">1</meta:user-defined>
    <meta:user-defined meta:name="Document Category0" meta:value-type="string">2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Order" meta:value-type="float">2820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emplateUrl" meta:value-type="string"/>
    <meta:user-defined meta:name="URL" meta:value-type="string"/>
    <meta:user-defined meta:name="_dlc_DocIdItemGuid" meta:value-type="string">ef5dd932-165f-4f33-bc20-5c4dae3a2e7e</meta:user-defined>
    <meta:user-defined meta:name="xd_ProgID" meta:value-type="string"/>
    <meta:template xlink:type="simple" xlink:actuate="onRequest" xlink:title="mitre-2018" xlink:href=""/>
  </office:meta>
</office:document-meta>
</file>